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47">
            <text:p>747</text:p>
          </table:table-cell>
          <table:table-cell table:formula="of:=ABS([.I1]-[.H1])/[.H1]" office:value-type="float" office:value="0">
            <text:p>0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office:value-type="float" office:value="961">
            <text:p>961</text:p>
          </table:table-cell>
          <table:table-cell table:formula="of:=ABS([.I2]-[.H2])/[.H2]" office:value-type="float" office:value="0.0173824130879346">
            <text:p>0.017382413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672">
            <text:p>672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0749537526486328">
            <text:p>0.0074953753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0902416128304324">
            <text:p>0.0090241613</text:p>
          </table:table-cell>
          <table:table-cell table:formula="of:=[.$F126]" office:value-type="float" office:value="1">
            <text:p>1</text:p>
          </table:table-cell>
          <table:table-cell table:formula="of:=[.$J126]" office:value-type="float" office:value="0.0300252134452874">
            <text:p>0.0300252134</text:p>
          </table:table-cell>
          <table:table-cell table:formula="of:=[.$F158]" office:value-type="float" office:value="0.463414634146341">
            <text:p>0.4634146341</text:p>
          </table:table-cell>
          <table:table-cell table:formula="of:=[.$J158]" office:value-type="float" office:value="0.300389790039824">
            <text:p>0.30038979</text:p>
          </table:table-cell>
          <table:table-cell table:formula="of:=[.$F164]" office:value-type="float" office:value="0.6">
            <text:p>0.6</text:p>
          </table:table-cell>
          <table:table-cell table:formula="of:=[.$J164]" office:value-type="float" office:value="0.437463951152569">
            <text:p>0.4374639512</text:p>
          </table:table-cell>
          <table:table-cell table:formula="of:=[.$F170]" office:value-type="float" office:value="0.4">
            <text:p>0.4</text:p>
          </table:table-cell>
          <table:table-cell table:formula="of:=[.$J170]" office:value-type="float" office:value="0.458179524885791">
            <text:p>0.4581795249</text:p>
          </table:table-cell>
          <table:table-cell table:formula="of:=[.$F176]" office:value-type="float" office:value="0">
            <text:p>0</text:p>
          </table:table-cell>
          <table:table-cell table:formula="of:=[.$J176]" office:value-type="float" office:value="0.873436213127838">
            <text:p>0.8734362131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9">
            <text:p>899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9">
            <text:p>869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2">
            <text:p>1042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41">
            <text:p>1141</text:p>
          </table:table-cell>
          <table:table-cell table:formula="of:=ABS([.I8]-[.H8])/[.H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9">
            <text:p>929</text:p>
          </table:table-cell>
          <table:table-cell table:formula="of:=ABS([.I9]-[.H9])/[.H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46">
            <text:p>846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  <table:table-cell office:value-type="float" office:value="828">
            <text:p>828</text:p>
          </table:table-cell>
          <table:table-cell table:formula="of:=ABS([.I11]-[.H11])/[.H11]" office:value-type="float" office:value="0.0622876557191393">
            <text:p>0.06228765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  <table:table-cell office:value-type="float" office:value="1198">
            <text:p>1198</text:p>
          </table:table-cell>
          <table:table-cell table:formula="of:=ABS([.I12]-[.H12])/[.H12]" office:value-type="float" office:value="0.0244299674267101">
            <text:p>0.02442996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9">
            <text:p>1029</text:p>
          </table:table-cell>
          <table:table-cell office:value-type="float" office:value="1022">
            <text:p>1022</text:p>
          </table:table-cell>
          <table:table-cell table:formula="of:=ABS([.I13]-[.H13])/[.H13]" office:value-type="float" office:value="0.00680272108843537">
            <text:p>0.00680272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87">
            <text:p>787</text:p>
          </table:table-cell>
          <table:table-cell office:value-type="float" office:value="778">
            <text:p>778</text:p>
          </table:table-cell>
          <table:table-cell table:formula="of:=ABS([.I14]-[.H14])/[.H14]" office:value-type="float" office:value="0.01143583227446">
            <text:p>0.01143583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57">
            <text:p>957</text:p>
          </table:table-cell>
          <table:table-cell office:value-type="float" office:value="944">
            <text:p>944</text:p>
          </table:table-cell>
          <table:table-cell table:formula="of:=ABS([.I15]-[.H15])/[.H15]" office:value-type="float" office:value="0.0135841170323929">
            <text:p>0.0135841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6">
            <text:p>1046</text:p>
          </table:table-cell>
          <table:table-cell table:formula="of:=ABS([.I16]-[.H16])/[.H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90">
            <text:p>590</text:p>
          </table:table-cell>
          <table:table-cell office:value-type="float" office:value="584">
            <text:p>584</text:p>
          </table:table-cell>
          <table:table-cell table:formula="of:=ABS([.I17]-[.H17])/[.H17]" office:value-type="float" office:value="0.0101694915254237">
            <text:p>0.01016949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10">
            <text:p>1110</text:p>
          </table:table-cell>
          <table:table-cell office:value-type="float" office:value="1108">
            <text:p>1108</text:p>
          </table:table-cell>
          <table:table-cell table:formula="of:=ABS([.I18]-[.H18])/[.H18]" office:value-type="float" office:value="0.0018018018018018">
            <text:p>0.00180180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4">
            <text:p>854</text:p>
          </table:table-cell>
          <table:table-cell office:value-type="float" office:value="840">
            <text:p>840</text:p>
          </table:table-cell>
          <table:table-cell table:formula="of:=ABS([.I19]-[.H19])/[.H19]" office:value-type="float" office:value="0.0163934426229508">
            <text:p>0.01639344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  <table:table-cell office:value-type="float" office:value="847">
            <text:p>847</text:p>
          </table:table-cell>
          <table:table-cell table:formula="of:=ABS([.I20]-[.H20])/[.H20]" office:value-type="float" office:value="0.00703399765533412">
            <text:p>0.00703399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2]-[.H22])/[.H2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24]-[.H24])/[.H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1016">
            <text:p>1016</text:p>
          </table:table-cell>
          <table:table-cell table:formula="of:=ABS([.I25]-[.H25])/[.H25]" office:value-type="float" office:value="0.0460093896713615">
            <text:p>0.04600938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6]-[.H26])/[.H2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28]-[.H28])/[.H28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]-[.H31])/[.H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937">
            <text:p>937</text:p>
          </table:table-cell>
          <table:table-cell table:formula="of:=ABS([.I33]-[.H33])/[.H33]" office:value-type="float" office:value="0.0126448893572181">
            <text:p>0.0126448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1">
            <text:p>911</text:p>
          </table:table-cell>
          <table:table-cell table:formula="of:=ABS([.I34]-[.H34])/[.H34]" office:value-type="float" office:value="0.0119305856832972">
            <text:p>0.0119305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35]-[.H35])/[.H35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1">
            <text:p>971</text:p>
          </table:table-cell>
          <table:table-cell table:formula="of:=ABS([.I36]-[.H36])/[.H36]" office:value-type="float" office:value="0.00918367346938776">
            <text:p>0.00918367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37]-[.H37])/[.H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967">
            <text:p>967</text:p>
          </table:table-cell>
          <table:table-cell table:formula="of:=ABS([.I40]-[.H40])/[.H40]" office:value-type="float" office:value="0.0261832829808661">
            <text:p>0.0261832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1123">
            <text:p>1123</text:p>
          </table:table-cell>
          <table:table-cell table:formula="of:=ABS([.I41]-[.H41])/[.H41]" office:value-type="float" office:value="0.00707338638373121">
            <text:p>0.00707338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749537526486328">
            <text:p>0.00749537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29">
            <text:p>629</text:p>
          </table:table-cell>
          <table:table-cell table:formula="of:=ABS([.I43]-[.H43])/[.H43]" office:value-type="float" office:value="0.00631911532385466">
            <text:p>0.00631911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2">
            <text:p>832</text:p>
          </table:table-cell>
          <table:table-cell table:formula="of:=ABS([.I44]-[.H44])/[.H4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21">
            <text:p>621</text:p>
          </table:table-cell>
          <table:table-cell table:formula="of:=ABS([.I45]-[.H45])/[.H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0">
            <text:p>830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7">
            <text:p>777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0">
            <text:p>1030</text:p>
          </table:table-cell>
          <table:table-cell table:formula="of:=ABS([.I48]-[.H48])/[.H4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4">
            <text:p>864</text:p>
          </table:table-cell>
          <table:table-cell office:value-type="float" office:value="842">
            <text:p>842</text:p>
          </table:table-cell>
          <table:table-cell table:formula="of:=ABS([.I49]-[.H49])/[.H49]" office:value-type="float" office:value="0.025462962962963">
            <text:p>0.025462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54">
            <text:p>1054</text:p>
          </table:table-cell>
          <table:table-cell table:formula="of:=ABS([.I50]-[.H50])/[.H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table:formula="of:=ABS([.I51]-[.H51])/[.H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  <table:table-cell office:value-type="float" office:value="747">
            <text:p>747</text:p>
          </table:table-cell>
          <table:table-cell table:formula="of:=ABS([.I52]-[.H52])/[.H52]" office:value-type="float" office:value="0.0348837209302326">
            <text:p>0.03488372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43">
            <text:p>743</text:p>
          </table:table-cell>
          <table:table-cell office:value-type="float" office:value="704">
            <text:p>704</text:p>
          </table:table-cell>
          <table:table-cell table:formula="of:=ABS([.I53]-[.H53])/[.H53]" office:value-type="float" office:value="0.0524899057873486">
            <text:p>0.05248990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98">
            <text:p>1198</text:p>
          </table:table-cell>
          <table:table-cell table:formula="of:=ABS([.I54]-[.H54])/[.H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31">
            <text:p>931</text:p>
          </table:table-cell>
          <table:table-cell table:formula="of:=ABS([.I55]-[.H55])/[.H55]" office:value-type="float" office:value="0.064321608040201">
            <text:p>0.06432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91">
            <text:p>691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1">
            <text:p>901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61">
            <text:p>561</text:p>
          </table:table-cell>
          <table:table-cell table:formula="of:=ABS([.I59]-[.H59])/[.H59]" office:value-type="float" office:value="0.00177935943060498">
            <text:p>0.0017793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60">
            <text:p>1060</text:p>
          </table:table-cell>
          <table:table-cell table:formula="of:=ABS([.I60]-[.H60])/[.H60]" office:value-type="float" office:value="0.000942507068803016">
            <text:p>0.00094250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5">
            <text:p>775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64]-[.H64])/[.H64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4">
            <text:p>794</text:p>
          </table:table-cell>
          <table:table-cell table:formula="of:=ABS([.I66]-[.H66])/[.H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7]-[.H67])/[.H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68]-[.H68])/[.H6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69]-[.H69])/[.H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1001">
            <text:p>1001</text:p>
          </table:table-cell>
          <table:table-cell table:formula="of:=ABS([.I70]-[.H70])/[.H70]" office:value-type="float" office:value="0.00398009950248756">
            <text:p>0.00398009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71]-[.H71])/[.H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2]-[.H72])/[.H72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0">
            <text:p>780</text:p>
          </table:table-cell>
          <table:table-cell table:formula="of:=ABS([.I73]-[.H73])/[.H73]" office:value-type="float" office:value="0.0163934426229508">
            <text:p>0.01639344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1000">
            <text:p>1000</text:p>
          </table:table-cell>
          <table:table-cell table:formula="of:=ABS([.I74]-[.H74])/[.H74]" office:value-type="float" office:value="0.0108803165182987">
            <text:p>0.0108803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930">
            <text:p>930</text:p>
          </table:table-cell>
          <table:table-cell table:formula="of:=ABS([.I75]-[.H75])/[.H75]" office:value-type="float" office:value="0.00214592274678112">
            <text:p>0.00214592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90">
            <text:p>690</text:p>
          </table:table-cell>
          <table:table-cell table:formula="of:=ABS([.I77]-[.H77])/[.H77]" office:value-type="float" office:value="0.0336134453781513">
            <text:p>0.03361344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78]-[.H78])/[.H7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79]-[.H79])/[.H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0]-[.H80])/[.H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81]-[.H81])/[.H8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26">
            <text:p>826</text:p>
          </table:table-cell>
          <table:table-cell table:formula="of:=ABS([.I82]-[.H82])/[.H82]" office:value-type="float" office:value="0.046189376443418">
            <text:p>0.04618937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83]-[.H83])/[.H8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0902416128304324">
            <text:p>0.00902416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  <table:table-cell office:value-type="float" office:value="569">
            <text:p>569</text:p>
          </table:table-cell>
          <table:table-cell table:formula="of:=ABS([.I85]-[.H85])/[.H85]" office:value-type="float" office:value="0.00350262697022767">
            <text:p>0.0035026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59">
            <text:p>759</text:p>
          </table:table-cell>
          <table:table-cell table:formula="of:=ABS([.I86]-[.H86])/[.H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69">
            <text:p>569</text:p>
          </table:table-cell>
          <table:table-cell table:formula="of:=ABS([.I87]-[.H87])/[.H8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08">
            <text:p>608</text:p>
          </table:table-cell>
          <table:table-cell table:formula="of:=ABS([.I88]-[.H88])/[.H88]" office:value-type="float" office:value="0.114992721979622">
            <text:p>0.1149927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708">
            <text:p>708</text:p>
          </table:table-cell>
          <table:table-cell table:formula="of:=ABS([.I89]-[.H89])/[.H89]" office:value-type="float" office:value="0.0757180156657963">
            <text:p>0.07571801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5">
            <text:p>715</text:p>
          </table:table-cell>
          <table:table-cell table:formula="of:=ABS([.I91]-[.H91])/[.H9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954">
            <text:p>954</text:p>
          </table:table-cell>
          <table:table-cell table:formula="of:=ABS([.I92]-[.H92])/[.H92]" office:value-type="float" office:value="0.094876660341556">
            <text:p>0.0948766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2">
            <text:p>842</text:p>
          </table:table-cell>
          <table:table-cell table:formula="of:=ABS([.I93]-[.H93])/[.H9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8">
            <text:p>748</text:p>
          </table:table-cell>
          <table:table-cell table:formula="of:=ABS([.I94]-[.H94])/[.H9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71">
            <text:p>671</text:p>
          </table:table-cell>
          <table:table-cell table:formula="of:=ABS([.I95]-[.H95])/[.H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131">
            <text:p>1131</text:p>
          </table:table-cell>
          <table:table-cell table:formula="of:=ABS([.I96]-[.H96])/[.H9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4">
            <text:p>944</text:p>
          </table:table-cell>
          <table:table-cell office:value-type="float" office:value="874">
            <text:p>874</text:p>
          </table:table-cell>
          <table:table-cell table:formula="of:=ABS([.I97]-[.H97])/[.H97]" office:value-type="float" office:value="0.0741525423728814">
            <text:p>0.07415254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29">
            <text:p>529</text:p>
          </table:table-cell>
          <table:table-cell table:formula="of:=ABS([.I98]-[.H98])/[.H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office:value-type="float" office:value="882">
            <text:p>882</text:p>
          </table:table-cell>
          <table:table-cell table:formula="of:=ABS([.I99]-[.H99])/[.H99]" office:value-type="float" office:value="0.0210876803551609">
            <text:p>0.02108768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61">
            <text:p>961</text:p>
          </table:table-cell>
          <table:table-cell office:value-type="float" office:value="925">
            <text:p>925</text:p>
          </table:table-cell>
          <table:table-cell table:formula="of:=ABS([.I100]-[.H100])/[.H100]" office:value-type="float" office:value="0.0374609781477627">
            <text:p>0.03746097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514">
            <text:p>514</text:p>
          </table:table-cell>
          <table:table-cell table:formula="of:=ABS([.I101]-[.H101])/[.H101]" office:value-type="float" office:value="0.0499075785582255">
            <text:p>0.04990757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1">
            <text:p>931</text:p>
          </table:table-cell>
          <table:table-cell table:formula="of:=ABS([.I102]-[.H102])/[.H1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01">
            <text:p>701</text:p>
          </table:table-cell>
          <table:table-cell office:value-type="float" office:value="694">
            <text:p>694</text:p>
          </table:table-cell>
          <table:table-cell table:formula="of:=ABS([.I103]-[.H103])/[.H103]" office:value-type="float" office:value="0.00998573466476462">
            <text:p>0.009985734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47">
            <text:p>647</text:p>
          </table:table-cell>
          <table:table-cell table:formula="of:=ABS([.I104]-[.H104])/[.H10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99">
            <text:p>599</text:p>
          </table:table-cell>
          <table:table-cell table:formula="of:=ABS([.I105]-[.H105])/[.H105]" office:value-type="float" office:value="0.191632928475034">
            <text:p>0.19163292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2">
            <text:p>742</text:p>
          </table:table-cell>
          <table:table-cell table:formula="of:=ABS([.I107]-[.H107])/[.H107]" office:value-type="float" office:value="0.0701754385964912">
            <text:p>0.0701754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108]-[.H108])/[.H10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09]-[.H109])/[.H1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0">
            <text:p>740</text:p>
          </table:table-cell>
          <table:table-cell table:formula="of:=ABS([.I110]-[.H110])/[.H1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68">
            <text:p>668</text:p>
          </table:table-cell>
          <table:table-cell table:formula="of:=ABS([.I111]-[.H111])/[.H111]" office:value-type="float" office:value="0.0631136044880785">
            <text:p>0.06311360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112]-[.H112])/[.H1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13">
            <text:p>513</text:p>
          </table:table-cell>
          <table:table-cell table:formula="of:=ABS([.I113]-[.H113])/[.H113]" office:value-type="float" office:value="0.0375234521575985">
            <text:p>0.03752345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83">
            <text:p>683</text:p>
          </table:table-cell>
          <table:table-cell table:formula="of:=ABS([.I114]-[.H114])/[.H114]" office:value-type="float" office:value="0.0579310344827586">
            <text:p>0.05793103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115]-[.H115])/[.H1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53">
            <text:p>753</text:p>
          </table:table-cell>
          <table:table-cell table:formula="of:=ABS([.I116]-[.H116])/[.H116]" office:value-type="float" office:value="0.10887573964497">
            <text:p>0.1088757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117]-[.H117])/[.H1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table:formula="of:=ABS([.I118]-[.H118])/[.H118]" office:value-type="float" office:value="0.0173661360347323">
            <text:p>0.0173661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119]-[.H119])/[.H1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86">
            <text:p>786</text:p>
          </table:table-cell>
          <table:table-cell table:formula="of:=ABS([.I121]-[.H121])/[.H121]" office:value-type="float" office:value="0.140043763676149">
            <text:p>0.14004376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65">
            <text:p>965</text:p>
          </table:table-cell>
          <table:table-cell table:formula="of:=ABS([.I122]-[.H122])/[.H122]" office:value-type="float" office:value="0.0291750503018109">
            <text:p>0.02917505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21">
            <text:p>721</text:p>
          </table:table-cell>
          <table:table-cell table:formula="of:=ABS([.I124]-[.H124])/[.H124]" office:value-type="float" office:value="0.0335120643431635">
            <text:p>0.0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125]-[.H125])/[.H12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41">
            <text:p>41</text:p>
          </table:table-cell>
          <table:table-cell table:formula="of:=[.E126]/41" office:value-type="float" office:value="1">
            <text:p>1</text:p>
          </table:table-cell>
          <table:table-cell table:number-columns-repeated="3"/>
          <table:table-cell table:formula="of:=AVERAGE([.J85:.J125])" office:value-type="float" office:value="0.0300252134452874">
            <text:p>0.0300252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482">
            <text:p>482</text:p>
          </table:table-cell>
          <table:table-cell table:formula="of:=ABS([.I127]-[.H127])/[.H127]" office:value-type="float" office:value="0.0549019607843137">
            <text:p>0.0549019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679">
            <text:p>679</text:p>
          </table:table-cell>
          <table:table-cell table:formula="of:=ABS([.I128]-[.H128])/[.H128]" office:value-type="float" office:value="0.0286123032904149">
            <text:p>0.02861230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5">
            <text:p>465</text:p>
          </table:table-cell>
          <table:table-cell table:formula="of:=ABS([.I129]-[.H129])/[.H1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924">
            <text:p>924</text:p>
          </table:table-cell>
          <table:table-cell table:formula="of:=ABS([.I130]-[.H130])/[.H130]" office:value-type="float" office:value="2.9656652360515">
            <text:p>2.96566523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484">
            <text:p>484</text:p>
          </table:table-cell>
          <table:table-cell table:formula="of:=ABS([.I131]-[.H131])/[.H131]" office:value-type="float" office:value="0.0780952380952381">
            <text:p>0.0780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62">
            <text:p>762</text:p>
          </table:table-cell>
          <table:table-cell table:formula="of:=ABS([.I132]-[.H132])/[.H1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18">
            <text:p>618</text:p>
          </table:table-cell>
          <table:table-cell table:formula="of:=ABS([.I133]-[.H133])/[.H1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69">
            <text:p>869</text:p>
          </table:table-cell>
          <table:table-cell table:formula="of:=ABS([.I134]-[.H134])/[.H1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09">
            <text:p>709</text:p>
          </table:table-cell>
          <table:table-cell table:formula="of:=ABS([.I135]-[.H135])/[.H1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42">
            <text:p>842</text:p>
          </table:table-cell>
          <table:table-cell table:formula="of:=ABS([.I136]-[.H136])/[.H136]" office:value-type="float" office:value="0.750519750519751">
            <text:p>0.75051975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137]-[.H137])/[.H1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27">
            <text:p>1227</text:p>
          </table:table-cell>
          <table:table-cell table:formula="of:=ABS([.I138]-[.H138])/[.H138]" office:value-type="float" office:value="0.646979865771812">
            <text:p>0.6469798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139]-[.H139])/[.H13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350">
            <text:p>350</text:p>
          </table:table-cell>
          <table:table-cell table:formula="of:=ABS([.I140]-[.H140])/[.H140]" office:value-type="float" office:value="0.164677804295943">
            <text:p>0.16467780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1">
            <text:p>931</text:p>
          </table:table-cell>
          <table:table-cell table:formula="of:=ABS([.I141]-[.H141])/[.H141]" office:value-type="float" office:value="0.375184638109306">
            <text:p>0.3751846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142]-[.H142])/[.H1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9">
            <text:p>579</text:p>
          </table:table-cell>
          <table:table-cell table:formula="of:=ABS([.I143]-[.H143])/[.H143]" office:value-type="float" office:value="0.843949044585987">
            <text:p>0.8439490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58">
            <text:p>1158</text:p>
          </table:table-cell>
          <table:table-cell table:formula="of:=ABS([.I144]-[.H144])/[.H144]" office:value-type="float" office:value="0.380214541120381">
            <text:p>0.3802145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145]-[.H145])/[.H145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147]-[.H147])/[.H1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62">
            <text:p>962</text:p>
          </table:table-cell>
          <table:table-cell table:formula="of:=ABS([.I148]-[.H148])/[.H148]" office:value-type="float" office:value="0.678883071553229">
            <text:p>0.67888307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47">
            <text:p>947</text:p>
          </table:table-cell>
          <table:table-cell table:formula="of:=ABS([.I149]-[.H149])/[.H149]" office:value-type="float" office:value="2.08469055374593">
            <text:p>2.0846905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151]-[.H151])/[.H151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152]-[.H152])/[.H1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153]-[.H153])/[.H15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84">
            <text:p>1084</text:p>
          </table:table-cell>
          <table:table-cell table:formula="of:=ABS([.I154]-[.H154])/[.H154]" office:value-type="float" office:value="0.723370429252782">
            <text:p>0.72337042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397">
            <text:p>397</text:p>
          </table:table-cell>
          <table:table-cell table:formula="of:=ABS([.I155]-[.H155])/[.H155]" office:value-type="float" office:value="0.142548596112311">
            <text:p>0.1425485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156]-[.H156])/[.H1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52">
            <text:p>352</text:p>
          </table:table-cell>
          <table:table-cell table:formula="of:=ABS([.I157]-[.H157])/[.H15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19">
            <text:p>19</text:p>
          </table:table-cell>
          <table:table-cell table:formula="of:=[.E158]/41" office:value-type="float" office:value="0.463414634146341">
            <text:p>0.4634146341</text:p>
          </table:table-cell>
          <table:table-cell table:number-columns-repeated="3"/>
          <table:table-cell table:formula="of:=AVERAGE([.J117:.J157])" office:value-type="float" office:value="0.300389790039824">
            <text:p>0.300389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7">
            <text:p>567</text:p>
          </table:table-cell>
          <table:table-cell table:formula="of:=ABS([.I159]-[.H159])/[.H15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1">
            <text:p>601</text:p>
          </table:table-cell>
          <table:table-cell table:formula="of:=ABS([.I160]-[.H160])/[.H16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40">
            <text:p>1040</text:p>
          </table:table-cell>
          <table:table-cell table:formula="of:=ABS([.I161]-[.H161])/[.H161]" office:value-type="float" office:value="0.897810218978102">
            <text:p>0.8978102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63">
            <text:p>963</text:p>
          </table:table-cell>
          <table:table-cell table:formula="of:=ABS([.I162]-[.H162])/[.H162]" office:value-type="float" office:value="1.25">
            <text:p>1.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705">
            <text:p>705</text:p>
          </table:table-cell>
          <table:table-cell table:formula="of:=ABS([.I163]-[.H163])/[.H163]" office:value-type="float" office:value="0.0395095367847411">
            <text:p>0.039509536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3">
            <text:p>3</text:p>
          </table:table-cell>
          <table:table-cell table:formula="of:=[.E164]/5" office:value-type="float" office:value="0.6">
            <text:p>0.6</text:p>
          </table:table-cell>
          <table:table-cell table:number-columns-repeated="3"/>
          <table:table-cell table:formula="of:=AVERAGE([.J159:.J163])" office:value-type="float" office:value="0.437463951152569">
            <text:p>0.43746395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76">
            <text:p>576</text:p>
          </table:table-cell>
          <table:table-cell table:formula="of:=ABS([.I165]-[.H165])/[.H1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166]-[.H166])/[.H1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167]-[.H167])/[.H16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168]-[.H168])/[.H16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12">
            <text:p>812</text:p>
          </table:table-cell>
          <table:table-cell table:formula="of:=ABS([.I169]-[.H169])/[.H169]" office:value-type="float" office:value="1.08205128205128">
            <text:p>1.082051282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2">
            <text:p>2</text:p>
          </table:table-cell>
          <table:table-cell table:formula="of:=[.E170]/5" office:value-type="float" office:value="0.4">
            <text:p>0.4</text:p>
          </table:table-cell>
          <table:table-cell table:number-columns-repeated="3"/>
          <table:table-cell table:formula="of:=AVERAGE([.J165:.J169])" office:value-type="float" office:value="0.458179524885791">
            <text:p>0.45817952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39">
            <text:p>939</text:p>
          </table:table-cell>
          <table:table-cell table:formula="of:=ABS([.I171]-[.H171])/[.H171]" office:value-type="float" office:value="1.26811594202899">
            <text:p>1.2681159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85">
            <text:p>1285</text:p>
          </table:table-cell>
          <table:table-cell table:formula="of:=ABS([.I172]-[.H172])/[.H172]" office:value-type="float" office:value="0.851585014409222">
            <text:p>0.85158501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969">
            <text:p>969</text:p>
          </table:table-cell>
          <table:table-cell table:formula="of:=ABS([.I173]-[.H173])/[.H173]" office:value-type="float" office:value="0.68815331010453">
            <text:p>0.68815331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991">
            <text:p>991</text:p>
          </table:table-cell>
          <table:table-cell table:formula="of:=ABS([.I174]-[.H174])/[.H174]" office:value-type="float" office:value="0.508371385083714">
            <text:p>0.50837138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66">
            <text:p>966</text:p>
          </table:table-cell>
          <table:table-cell table:formula="of:=ABS([.I175]-[.H175])/[.H175]" office:value-type="float" office:value="1.05095541401274">
            <text:p>1.05095541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0">
            <text:p>0</text:p>
          </table:table-cell>
          <table:table-cell table:formula="of:=[.E176]/5" office:value-type="float" office:value="0">
            <text:p>0</text:p>
          </table:table-cell>
          <table:table-cell table:number-columns-repeated="3"/>
          <table:table-cell table:formula="of:=AVERAGE([.J171:.J175])" office:value-type="float" office:value="0.873436213127838">
            <text:p>0.8734362131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51:11</dc:date>
    <meta:document-statistic meta:table-count="1" meta:cell-count="1740" meta:object-count="0"/>
    <meta:generator>LibreOffice/4.0.3.3$Linux_x86 LibreOffice_project/400m0$Build-3</meta:generator>
  </office:meta>
</office:document-meta>
</file>